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tilisateurs - use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famill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Mot de passe</text:p>
          </table:table-cell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office:value-type="string" calcext:value-type="string">
            <text:p>phoneNumber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uméro de téléphone</text:p>
          </table:table-cell>
        </table:table-row>
      </table:table>
      <table:table table:name="Type de bien - propertyType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char(50)</text:p>
          </table:table-cell>
          <table:table-cell office:value-type="string" calcext:value-type="string">
            <text:p>Type de bien</text:p>
          </table:table-cell>
        </table:table-row>
      </table:table>
      <table:table table:name="Photos témoignages - testimonialsPicture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Lien de l’image</text:p>
          </table:table-cell>
        </table:table-row>
      </table:table>
      <table:table table:name="Témoignage - testimonial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testmoni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émoignage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e</text:p>
          </table:table-cell>
        </table:table-row>
      </table:table>
      <table:table table:name="Photo du projet - projetsPictures" table:style-name="ta1"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photo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Lien de la photo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aire</text:p>
          </table:table-cell>
        </table:table-row>
      </table:table>
      <table:table table:name="Projets - projects" table:style-name="ta1"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m du projet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Localisation du projet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ût</text:p>
          </table:table-cell>
        </table:table-row>
        <table:table-row table:style-name="ro1">
          <table:table-cell office:value-type="string" calcext:value-type="string">
            <text:p>estim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Estimation du coût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urface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 du projet</text:p>
          </table:table-cell>
        </table:table-row>
      </table:table>
      <table:table table:name="Documents du Projet - projectsDocuments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documents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Lien du cocument</text:p>
          </table:table-cell>
        </table:table-row>
      </table:table>
      <table:table table:name="Type utilisateur - usersType" table:style-name="ta1"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char(50)</text:p>
          </table:table-cell>
          <table:table-cell office:value-type="string" calcext:value-type="string">
            <text:p>Type d’utilisat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1:30:04.148930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0:55:33.315035106</meta:creation-date>
    <dc:date>2018-10-17T10:43:50.533992759</dc:date>
    <meta:editing-duration>PT8H45M36S</meta:editing-duration>
    <meta:editing-cycles>6</meta:editing-cycles>
    <meta:generator>LibreOffice/6.0.6.2$Linux_X86_64 LibreOffice_project/00m0$Build-2</meta:generator>
    <meta:document-statistic meta:table-count="8" meta:cell-count="117" meta:object-count="0"/>
  </office:meta>
</office:document-meta>
</file>